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2" style:parent-style-name="Standard" style:family="paragraph">
      <style:paragraph-properties fo:line-height="115%"/>
    </style:style>
    <style:style style:name="T3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38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3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40" style:parent-style-name="Standard" style:family="paragraph">
      <style:paragraph-properties fo:line-height="115%" fo:text-indent="0.4916in"/>
    </style:style>
    <style:style style:name="T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2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4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46" style:parent-style-name="Standard" style:family="paragraph">
      <style:paragraph-properties fo:line-height="115%" fo:text-indent="0.4916in"/>
    </style:style>
    <style:style style:name="T4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8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51" style:parent-style-name="Standard" style:family="paragraph">
      <style:paragraph-properties fo:line-height="115%" fo:text-indent="0.4916in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53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5" style:parent-style-name="Standard" style:family="paragraph">
      <style:paragraph-properties fo:margin-bottom="0.1666in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1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62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6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64" style:parent-style-name="Textbody" style:family="paragraph">
      <style:paragraph-properties fo:margin-bottom="0in"/>
    </style:style>
    <style:style style:name="T6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0" style:parent-style-name="Textbody" style:family="paragraph">
      <style:paragraph-properties fo:margin-bottom="0in"/>
    </style:style>
    <style:style style:name="T7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Textbody" style:family="paragraph">
      <style:paragraph-properties fo:margin-bottom="0in" fo:text-indent="0.4916in"/>
    </style:style>
    <style:style style:name="T7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6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77" style:parent-style-name="Textbody" style:family="paragraph">
      <style:paragraph-properties fo:margin-bottom="0in"/>
    </style:style>
    <style:style style:name="T7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80" style:parent-style-name="Textbody" style:family="paragraph">
      <style:paragraph-properties fo:margin-bottom="0in" fo:margin-left="0.4916in">
        <style:tab-stops/>
      </style:paragraph-properties>
    </style:style>
    <style:style style:name="T8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8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8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8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7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8" style:parent-style-name="Standard" style:family="paragraph">
      <style:paragraph-properties fo:line-height="115%"/>
    </style:style>
    <style:style style:name="T8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3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5" style:parent-style-name="Standard" style:family="paragraph">
      <style:paragraph-properties fo:line-height="115%"/>
    </style:style>
    <style:style style:name="T9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9" style:parent-style-name="Standard" style:family="paragraph">
      <style:paragraph-properties fo:line-height="115%" fo:margin-left="0.4916in">
        <style:tab-stops/>
      </style:paragraph-properties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103" style:parent-style-name="Standard" style:family="paragraph">
      <style:paragraph-properties fo:line-height="115%"/>
    </style:style>
    <style:style style:name="T10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0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7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0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9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11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11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1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6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17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11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2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2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6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3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4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4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4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1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5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5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54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55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6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5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5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59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6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61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6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6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6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6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9" style:parent-style-name="Normál" style:family="paragraph">
      <style:text-properties style:font-name="Times New Roman"/>
    </style:style>
    <style:style style:name="P170" style:parent-style-name="Normál" style:family="paragraph">
      <style:text-properties style:font-name="Times New Roman"/>
    </style:style>
    <style:style style:name="P171" style:parent-style-name="Normál" style:family="paragraph">
      <style:text-properties style:font-name="Times New Roman"/>
    </style:style>
    <style:style style:name="P172" style:parent-style-name="Normál" style:family="paragraph">
      <style:text-properties style:font-name="Times New Roman"/>
    </style:style>
    <style:style style:name="P173" style:parent-style-name="Normál" style:family="paragraph">
      <style:text-properties style:font-name="Times New Roman"/>
    </style:style>
    <style:style style:name="P174" style:parent-style-name="Normál" style:family="paragraph">
      <style:text-properties style:font-name="Times New Roman"/>
    </style:style>
    <style:style style:name="P175" style:parent-style-name="Normál" style:family="paragraph">
      <style:text-properties style:font-name="Times New Roman"/>
    </style:style>
    <style:style style:name="P176" style:parent-style-name="Normál" style:family="paragraph">
      <style:text-properties style:font-name="Times New Roman"/>
    </style:style>
    <style:style style:name="P177" style:parent-style-name="Normál" style:family="paragraph">
      <style:text-properties style:font-name="Times New Roman"/>
    </style:style>
    <style:style style:name="P178" style:parent-style-name="Normál" style:family="paragraph">
      <style:text-properties style:font-name="Times New Roman"/>
    </style:style>
    <style:style style:name="P179" style:parent-style-name="Normál" style:family="paragraph">
      <style:text-properties style:font-name="Times New Roman"/>
    </style:style>
    <style:style style:name="P180" style:parent-style-name="Normál" style:family="paragraph">
      <style:text-properties style:font-name="Times New Roman"/>
    </style:style>
    <style:style style:name="P18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8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8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4" style:parent-style-name="Normál" style:family="paragraph">
      <style:paragraph-properties fo:margin-bottom="0in"/>
    </style:style>
    <style:style style:name="T18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86" style:parent-style-name="Bekezdésalapbetűtípusa" style:family="text">
      <style:text-properties style:font-name="Times New Roman"/>
    </style:style>
    <style:style style:name="P187" style:parent-style-name="Normál" style:family="paragraph">
      <style:paragraph-properties fo:margin-bottom="0in"/>
      <style:text-properties style:font-name="Times New Roman"/>
    </style:style>
    <style:style style:name="P188" style:parent-style-name="Normál" style:family="paragraph">
      <style:text-properties style:font-name="Times New Roman"/>
    </style:style>
    <style:style style:name="P18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1" style:parent-style-name="Normál" style:family="paragraph">
      <style:paragraph-properties fo:margin-bottom="0in"/>
    </style:style>
    <style:style style:name="T19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93" style:parent-style-name="Bekezdésalapbetűtípusa" style:family="text">
      <style:text-properties style:font-name="Times New Roman" fo:color="#202122" fo:background-color="#FFFFFF"/>
    </style:style>
    <style:style style:name="T194" style:parent-style-name="Hiperhivatkozás" style:family="text">
      <style:text-properties style:font-name="Times New Roman" fo:color="#000000" fo:background-color="#FFFFFF" style:text-underline-type="none"/>
    </style:style>
    <style:style style:name="T195" style:parent-style-name="Bekezdésalapbetűtípusa" style:family="text">
      <style:text-properties style:font-name="Times New Roman" fo:color="#000000" fo:background-color="#FFFFFF"/>
    </style:style>
    <style:style style:name="T196" style:parent-style-name="Bekezdésalapbetűtípusa" style:family="text">
      <style:text-properties style:font-name="Times New Roman" fo:color="#202122" fo:background-color="#FFFFFF"/>
    </style:style>
    <style:style style:name="T197" style:parent-style-name="Hiperhivatkozás" style:family="text">
      <style:text-properties style:font-name="Times New Roman" fo:color="#000000" fo:background-color="#FFFFFF" style:text-underline-type="none"/>
    </style:style>
    <style:style style:name="T198" style:parent-style-name="Bekezdésalapbetűtípusa" style:family="text">
      <style:text-properties style:font-name="Times New Roman" fo:color="#202122" fo:background-color="#FFFFFF"/>
    </style:style>
    <style:style style:name="P19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0" style:parent-style-name="Normál" style:family="paragraph">
      <style:paragraph-properties fo:margin-bottom="0in"/>
    </style:style>
    <style:style style:name="T201" style:parent-style-name="Bekezdésalapbetűtípusa" style:family="text">
      <style:text-properties style:font-name="Times New Roman" fo:color="#202122" fo:background-color="#FFFFFF"/>
    </style:style>
    <style:style style:name="T202" style:parent-style-name="Bekezdésalapbetűtípusa" style:family="text">
      <style:text-properties style:font-name="Times New Roman" fo:color="#202122" fo:background-color="#FFFFFF"/>
    </style:style>
    <style:style style:name="P20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4" style:parent-style-name="Normál" style:family="paragraph">
      <style:paragraph-properties fo:margin-bottom="0in"/>
    </style:style>
    <style:style style:name="T20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T207" style:parent-style-name="Hiperhivatkozás" style:family="text">
      <style:text-properties style:font-name="Times New Roman" fo:color="#000000" fo:background-color="#FFFFFF" style:text-underline-type="none"/>
    </style:style>
    <style:style style:name="T208" style:parent-style-name="Bekezdésalapbetűtípusa" style:family="text">
      <style:text-properties style:font-name="Times New Roman" fo:color="#202122" fo:background-color="#FFFFFF"/>
    </style:style>
    <style:style style:name="T209" style:parent-style-name="Hiperhivatkozás" style:family="text">
      <style:text-properties style:font-name="Times New Roman" fo:color="#000000" fo:background-color="#FFFFFF" style:text-underline-type="none"/>
    </style:style>
    <style:style style:name="T210" style:parent-style-name="Hiperhivatkozás" style:family="text">
      <style:text-properties style:font-name="Times New Roman" fo:color="#000000" fo:background-color="#FFFFFF" style:text-underline-type="none"/>
    </style:style>
    <style:style style:name="T211" style:parent-style-name="Bekezdésalapbetűtípusa" style:family="text">
      <style:text-properties style:font-name="Times New Roman" fo:color="#202122" fo:background-color="#FFFFFF"/>
    </style:style>
    <style:style style:name="P212" style:parent-style-name="Normál" style:family="paragraph">
      <style:paragraph-properties fo:margin-bottom="0in"/>
    </style:style>
    <style:style style:name="T213" style:parent-style-name="Bekezdésalapbetűtípusa" style:family="text">
      <style:text-properties style:font-name="Times New Roman" fo:color="#202122" fo:background-color="#FFFFFF"/>
    </style:style>
    <style:style style:name="T214" style:parent-style-name="Bekezdésalapbetűtípusa" style:family="text">
      <style:text-properties style:font-name="Times New Roman" fo:color="#202122" fo:background-color="#FFFFFF"/>
    </style:style>
    <style:style style:name="T215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16" style:parent-style-name="Bekezdésalapbetűtípusa" style:family="text">
      <style:text-properties style:font-name="Times New Roman" fo:color="#202122" fo:background-color="#FFFFFF"/>
    </style:style>
    <style:style style:name="T217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T219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20" style:parent-style-name="Bekezdésalapbetűtípusa" style:family="text">
      <style:text-properties style:font-name="Times New Roman" fo:color="#202122" fo:background-color="#FFFFFF"/>
    </style:style>
    <style:style style:name="T221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22" style:parent-style-name="Bekezdésalapbetűtípusa" style:family="text">
      <style:text-properties style:font-name="Times New Roman" fo:color="#202122" fo:background-color="#FFFFFF"/>
    </style:style>
    <style:style style:name="P223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2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6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227" style:parent-style-name="Normál" style:family="paragraph">
      <style:paragraph-properties fo:margin-bottom="0in"/>
    </style:style>
    <style:style style:name="T228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2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0" style:parent-style-name="Bekezdésalapbetűtípusa" style:family="text">
      <style:text-properties style:font-name="Times New Roman" fo:color="#202122" fo:background-color="#FFFFFF"/>
    </style:style>
    <style:style style:name="P23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2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3" style:parent-style-name="Normál" style:family="paragraph">
      <style:paragraph-properties fo:margin-bottom="0in"/>
    </style:style>
    <style:style style:name="T234" style:parent-style-name="Bekezdésalapbetűtípusa" style:family="text">
      <style:text-properties style:font-name="Times New Roman" fo:color="#202122" fo:background-color="#FFFFFF"/>
    </style:style>
    <style:style style:name="T23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6" style:parent-style-name="Bekezdésalapbetűtípusa" style:family="text">
      <style:text-properties style:font-name="Times New Roman" fo:color="#202122" fo:background-color="#FFFFFF"/>
    </style:style>
    <style:style style:name="P23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9" style:parent-style-name="Normál" style:family="paragraph">
      <style:paragraph-properties fo:margin-bottom="0in"/>
    </style:style>
    <style:style style:name="T240" style:parent-style-name="Bekezdésalapbetűtípusa" style:family="text">
      <style:text-properties style:font-name="Times New Roman" fo:color="#202122" fo:background-color="#FFFFFF"/>
    </style:style>
    <style:style style:name="T24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2" style:parent-style-name="Bekezdésalapbetűtípusa" style:family="text">
      <style:text-properties style:font-name="Times New Roman" fo:color="#202122" fo:background-color="#FFFFFF"/>
    </style:style>
    <style:style style:name="P24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44" style:parent-style-name="Normál" style:family="paragraph">
      <style:paragraph-properties fo:margin-bottom="0in"/>
    </style:style>
    <style:style style:name="T24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6" style:parent-style-name="Bekezdésalapbetűtípusa" style:family="text">
      <style:text-properties style:font-name="Times New Roman" fo:color="#202122" fo:background-color="#FFFFFF"/>
    </style:style>
    <style:style style:name="P24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4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49" style:parent-style-name="Normál" style:family="paragraph">
      <style:paragraph-properties fo:margin-bottom="0in"/>
    </style:style>
    <style:style style:name="T25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1" style:parent-style-name="Bekezdésalapbetűtípusa" style:family="text">
      <style:text-properties style:font-name="Times New Roman" fo:color="#202122" fo:background-color="#FFFFFF"/>
    </style:style>
    <style:style style:name="T252" style:parent-style-name="Bekezdésalapbetűtípusa" style:family="text">
      <style:text-properties style:font-name="Times New Roman" fo:color="#202122" fo:background-color="#FFFFFF"/>
    </style:style>
    <style:style style:name="P25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54" style:parent-style-name="Normál" style:family="paragraph">
      <style:paragraph-properties fo:margin-bottom="0in"/>
    </style:style>
    <style:style style:name="T25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6" style:parent-style-name="Bekezdésalapbetűtípusa" style:family="text">
      <style:text-properties style:font-name="Times New Roman" fo:color="#202122" fo:background-color="#FFFFFF"/>
    </style:style>
    <style:style style:name="P25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58" style:parent-style-name="Normál" style:family="paragraph">
      <style:paragraph-properties fo:margin-bottom="0in"/>
    </style:style>
    <style:style style:name="T25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0" style:parent-style-name="Bekezdésalapbetűtípusa" style:family="text">
      <style:text-properties style:font-name="Times New Roman" fo:color="#202122" fo:background-color="#FFFFFF"/>
    </style:style>
    <style:style style:name="T261" style:parent-style-name="Bekezdésalapbetűtípusa" style:family="text">
      <style:text-properties style:font-name="Times New Roman" fo:color="#202122" fo:background-color="#FFFFFF"/>
    </style:style>
    <style:style style:name="P262" style:parent-style-name="Normál" style:family="paragraph">
      <style:paragraph-properties fo:margin-bottom="0in"/>
    </style:style>
    <style:style style:name="T263" style:parent-style-name="Bekezdésalapbetűtípusa" style:family="text">
      <style:text-properties style:font-name="Times New Roman" fo:color="#202122" fo:background-color="#FFFFFF"/>
    </style:style>
    <style:style style:name="T264" style:parent-style-name="Hiperhivatkozás" style:family="text">
      <style:text-properties style:font-name="Times New Roman" fo:color="#000000" fo:background-color="#FFFFFF" style:text-underline-type="none"/>
    </style:style>
    <style:style style:name="T265" style:parent-style-name="Bekezdésalapbetűtípusa" style:family="text">
      <style:text-properties style:font-name="Times New Roman" fo:color="#202122" fo:background-color="#FFFFFF"/>
    </style:style>
    <style:style style:name="P266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6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68" style:parent-style-name="Normál" style:family="paragraph">
      <style:paragraph-properties fo:margin-bottom="0in"/>
    </style:style>
    <style:style style:name="T26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0" style:parent-style-name="Bekezdésalapbetűtípusa" style:family="text">
      <style:text-properties style:font-name="Times New Roman" fo:color="#202122" fo:background-color="#FFFFFF"/>
    </style:style>
    <style:style style:name="T271" style:parent-style-name="Bekezdésalapbetűtípusa" style:family="text">
      <style:text-properties style:font-name="Times New Roman" fo:color="#202122" fo:background-color="#FFFFFF"/>
    </style:style>
    <style:style style:name="P272" style:parent-style-name="Normál" style:family="paragraph">
      <style:paragraph-properties fo:margin-bottom="0in" fo:margin-left="0.4895in">
        <style:tab-stops/>
      </style:paragraph-properties>
    </style:style>
    <style:style style:name="T273" style:parent-style-name="Bekezdésalapbetűtípusa" style:family="text">
      <style:text-properties style:font-name="Times New Roman" fo:color="#202122" fo:background-color="#FFFFFF"/>
    </style:style>
    <style:style style:name="T274" style:parent-style-name="Hiperhivatkozás" style:family="text">
      <style:text-properties style:font-name="Times New Roman" fo:color="#000000" fo:background-color="#FFFFFF" style:text-underline-type="none"/>
    </style:style>
    <style:style style:name="T275" style:parent-style-name="Bekezdésalapbetűtípusa" style:family="text">
      <style:text-properties style:font-name="Times New Roman" fo:color="#202122" fo:background-color="#FFFFFF"/>
    </style:style>
    <style:style style:name="T276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77" style:parent-style-name="Bekezdésalapbetűtípusa" style:family="text">
      <style:text-properties style:font-name="Times New Roman" fo:color="#202122" fo:background-color="#FFFFFF"/>
    </style:style>
    <style:style style:name="T278" style:parent-style-name="Bekezdésalapbetűtípusa" style:family="text">
      <style:text-properties style:font-name="Times New Roman" fo:color="#000000" fo:background-color="#FFFFFF"/>
    </style:style>
    <style:style style:name="T279" style:parent-style-name="Hiperhivatkozás" style:family="text">
      <style:text-properties style:font-name="Times New Roman" fo:color="#000000" fo:background-color="#FFFFFF" style:text-underline-type="none"/>
    </style:style>
    <style:style style:name="T280" style:parent-style-name="Bekezdésalapbetűtípusa" style:family="text">
      <style:text-properties style:font-name="Times New Roman" fo:color="#000000" fo:background-color="#FFFFFF"/>
    </style:style>
    <style:style style:name="T281" style:parent-style-name="Bekezdésalapbetűtípusa" style:family="text">
      <style:text-properties style:font-name="Times New Roman" fo:color="#202122" fo:background-color="#FFFFFF"/>
    </style:style>
    <style:style style:name="P28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3" style:parent-style-name="Normál" style:family="paragraph">
      <style:paragraph-properties fo:margin-bottom="0in"/>
    </style:style>
    <style:style style:name="T28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5" style:parent-style-name="Bekezdésalapbetűtípusa" style:family="text">
      <style:text-properties style:font-name="Times New Roman" fo:color="#202122" fo:background-color="#FFFFFF"/>
    </style:style>
    <style:style style:name="P286" style:parent-style-name="Normál" style:family="paragraph">
      <style:paragraph-properties fo:margin-bottom="0in"/>
    </style:style>
    <style:style style:name="T287" style:parent-style-name="Bekezdésalapbetűtípusa" style:family="text">
      <style:text-properties style:font-name="Times New Roman" fo:color="#202122" fo:background-color="#FFFFFF"/>
    </style:style>
    <style:style style:name="P288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9" style:parent-style-name="Normál" style:family="paragraph">
      <style:paragraph-properties fo:margin-bottom="0in"/>
    </style:style>
    <style:style style:name="T29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91" style:parent-style-name="Bekezdésalapbetűtípusa" style:family="text">
      <style:text-properties style:font-name="Times New Roman" fo:color="#202122" fo:background-color="#FFFFFF"/>
    </style:style>
    <style:style style:name="T292" style:parent-style-name="Bekezdésalapbetűtípusa" style:family="text">
      <style:text-properties style:font-name="Times New Roman" fo:color="#000000" fo:background-color="#FFFFFF"/>
    </style:style>
    <style:style style:name="T293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94" style:parent-style-name="Bekezdésalapbetűtípusa" style:family="text">
      <style:text-properties style:font-name="Times New Roman" fo:color="#000000" fo:background-color="#FFFFFF"/>
    </style:style>
    <style:style style:name="T295" style:parent-style-name="Bekezdésalapbetűtípusa" style:family="text">
      <style:text-properties style:font-name="Times New Roman" fo:color="#000000" fo:background-color="#FFFFFF"/>
    </style:style>
    <style:style style:name="P296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97" style:parent-style-name="Normál" style:family="paragraph">
      <style:paragraph-properties fo:margin-bottom="0in" fo:text-indent="0.4916in"/>
    </style:style>
    <style:style style:name="T298" style:parent-style-name="Bekezdésalapbetűtípusa" style:family="text">
      <style:text-properties style:font-name="Times New Roman" fo:color="#000000" fo:background-color="#FFFFFF"/>
    </style:style>
    <style:style style:name="T299" style:parent-style-name="Hiperhivatkozás" style:family="text">
      <style:text-properties style:font-name="Times New Roman" fo:color="#000000" fo:background-color="#FFFFFF" style:text-underline-type="none"/>
    </style:style>
    <style:style style:name="T300" style:parent-style-name="Bekezdésalapbetűtípusa" style:family="text">
      <style:text-properties style:font-name="Times New Roman" fo:color="#000000" fo:background-color="#FFFFFF"/>
    </style:style>
    <style:style style:name="T301" style:parent-style-name="Bekezdésalapbetűtípusa" style:family="text">
      <style:text-properties style:font-name="Times New Roman" fo:color="#000000" fo:background-color="#FFFFFF"/>
    </style:style>
    <style:style style:name="P30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303" style:parent-style-name="Normál" style:family="paragraph">
      <style:paragraph-properties fo:margin-bottom="0in"/>
    </style:style>
    <style:style style:name="T30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5" style:parent-style-name="Bekezdésalapbetűtípusa" style:family="text">
      <style:text-properties style:font-name="Times New Roman" fo:color="#202122" fo:background-color="#FFFFFF"/>
    </style:style>
    <style:style style:name="T306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307" style:parent-style-name="Bekezdésalapbetűtípusa" style:family="text">
      <style:text-properties style:font-name="Times New Roman" fo:color="#000000" fo:background-color="#FFFFFF"/>
    </style:style>
    <style:style style:name="T308" style:parent-style-name="Hiperhivatkozás" style:family="text">
      <style:text-properties style:font-name="Times New Roman" fo:color="#000000" fo:background-color="#FFFFFF" style:text-underline-type="none"/>
    </style:style>
    <style:style style:name="T309" style:parent-style-name="Bekezdésalapbetűtípusa" style:family="text">
      <style:text-properties style:font-name="Times New Roman" fo:color="#000000" fo:background-color="#FFFFFF"/>
    </style:style>
    <style:style style:name="P310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311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31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313" style:parent-style-name="Normál" style:family="paragraph">
      <style:paragraph-properties fo:margin-bottom="0in"/>
    </style:style>
    <style:style style:name="T31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5" style:parent-style-name="Bekezdésalapbetűtípusa" style:family="text">
      <style:text-properties style:font-name="Times New Roman" fo:color="#202122" fo:background-color="#FFFFFF"/>
    </style:style>
    <style:style style:name="T316" style:parent-style-name="Bekezdésalapbetűtípusa" style:family="text">
      <style:text-properties style:font-name="Times New Roman" fo:color="#202122" fo:background-color="#FFFFFF"/>
    </style:style>
    <style:style style:name="P317" style:parent-style-name="Normál" style:family="paragraph">
      <style:paragraph-properties fo:margin-bottom="0in"/>
    </style:style>
    <style:style style:name="T318" style:parent-style-name="Bekezdésalapbetűtípusa" style:family="text">
      <style:text-properties style:font-name="Times New Roman" fo:color="#202122" fo:background-color="#FFFFFF"/>
    </style:style>
    <style:style style:name="T319" style:parent-style-name="Bekezdésalapbetűtípusa" style:family="text">
      <style:text-properties style:font-name="Times New Roman" fo:color="#000000" fo:background-color="#FFFFFF"/>
    </style:style>
    <style:style style:name="T320" style:parent-style-name="Hiperhivatkozás" style:family="text">
      <style:text-properties style:font-name="Times New Roman" fo:color="#000000" fo:background-color="#FFFFFF" style:text-underline-type="none"/>
    </style:style>
    <style:style style:name="T321" style:parent-style-name="Bekezdésalapbetűtípusa" style:family="text">
      <style:text-properties style:font-name="Times New Roman" fo:color="#000000" fo:background-color="#FFFFFF"/>
    </style:style>
    <style:style style:name="P322" style:parent-style-name="Normál" style:family="paragraph">
      <style:paragraph-properties fo:margin-bottom="0in" fo:text-indent="0.4916in"/>
    </style:style>
    <style:style style:name="T323" style:parent-style-name="Bekezdésalapbetűtípusa" style:family="text">
      <style:text-properties style:font-name="Times New Roman" fo:color="#000000" fo:background-color="#FFFFFF"/>
    </style:style>
    <style:style style:name="T324" style:parent-style-name="Hiperhivatkozás" style:family="text">
      <style:text-properties style:font-name="Times New Roman" fo:color="#000000" fo:background-color="#FFFFFF" style:text-underline-type="none"/>
    </style:style>
    <style:style style:name="T325" style:parent-style-name="Bekezdésalapbetűtípusa" style:family="text">
      <style:text-properties style:font-name="Times New Roman" fo:color="#000000"/>
    </style:style>
    <style:style style:name="P326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27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28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29" style:parent-style-name="Normál" style:family="paragraph">
      <style:paragraph-properties fo:margin-bottom="0in"/>
    </style:style>
    <style:style style:name="T33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31" style:parent-style-name="Bekezdésalapbetűtípusa" style:family="text">
      <style:text-properties style:font-name="Times New Roman" fo:color="#202122" fo:background-color="#FFFFFF"/>
    </style:style>
    <style:style style:name="P332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33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3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335" style:parent-style-name="Normál" style:family="paragraph">
      <style:paragraph-properties fo:margin-bottom="0in"/>
    </style:style>
    <style:style style:name="T33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3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38" style:parent-style-name="Bekezdésalapbetűtípusa" style:family="text">
      <style:text-properties style:font-name="Times New Roman" fo:color="#000000" fo:background-color="#FFFFFF"/>
    </style:style>
    <style:style style:name="T339" style:parent-style-name="Hiperhivatkozás" style:family="text">
      <style:text-properties style:font-name="Times New Roman" fo:color="#000000" fo:background-color="#FFFFFF" style:text-underline-type="none"/>
    </style:style>
    <style:style style:name="T340" style:parent-style-name="Bekezdésalapbetűtípusa" style:family="text">
      <style:text-properties style:font-name="Times New Roman" fo:color="#000000" fo:background-color="#FFFFFF"/>
    </style:style>
    <style:style style:name="P341" style:parent-style-name="Címsor3" style:family="paragraph">
      <style:paragraph-properties fo:margin-top="0.05in" fo:margin-bottom="0in" fo:text-indent="0.4916in" fo:background-color="#FFFFFF"/>
    </style:style>
    <style:style style:name="T342" style:parent-style-name="Hiperhivatkozás" style:family="text">
      <style:text-properties fo:color="#000000" fo:font-size="11pt" style:font-size-asian="11pt" style:font-size-complex="11pt" style:text-underline-type="none"/>
    </style:style>
    <style:style style:name="P343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44" style:parent-style-name="Bekezdésalapbetűtípusa" style:family="text">
      <style:text-properties fo:color="#000000" fo:font-size="11pt" style:font-size-asian="11pt" style:font-size-complex="11pt"/>
    </style:style>
    <style:style style:name="T345" style:parent-style-name="Hiperhivatkozás" style:family="text">
      <style:text-properties fo:color="#000000" fo:font-size="11pt" style:font-size-asian="11pt" style:font-size-complex="11pt" style:text-underline-type="none"/>
    </style:style>
    <style:style style:name="T346" style:parent-style-name="Bekezdésalapbetűtípusa" style:family="text">
      <style:text-properties fo:color="#000000" fo:font-size="11pt" style:font-size-asian="11pt" style:font-size-complex="11pt"/>
    </style:style>
    <style:style style:name="T347" style:parent-style-name="Hiperhivatkozás" style:family="text">
      <style:text-properties fo:color="#000000" fo:font-size="11pt" style:font-size-asian="11pt" style:font-size-complex="11pt" style:text-underline-type="none"/>
    </style:style>
    <style:style style:name="T348" style:parent-style-name="Bekezdésalapbetűtípusa" style:family="text">
      <style:text-properties fo:color="#000000" fo:font-size="11pt" style:font-size-asian="11pt" style:font-size-complex="11pt"/>
    </style:style>
    <style:style style:name="T349" style:parent-style-name="Hiperhivatkozás" style:family="text">
      <style:text-properties fo:color="#000000" fo:font-size="11pt" style:font-size-asian="11pt" style:font-size-complex="11pt" style:text-underline-type="none"/>
    </style:style>
    <style:style style:name="T350" style:parent-style-name="Bekezdésalapbetűtípusa" style:family="text">
      <style:text-properties fo:color="#000000" fo:font-size="11pt" style:font-size-asian="11pt" style:font-size-complex="11pt"/>
    </style:style>
    <style:style style:name="P351" style:parent-style-name="Címsor3" style:family="paragraph">
      <style:paragraph-properties fo:margin-top="0.05in" fo:margin-bottom="0in" fo:text-indent="0.4916in" fo:background-color="#FFFFFF"/>
    </style:style>
    <style:style style:name="T352" style:parent-style-name="Hiperhivatkozás" style:family="text">
      <style:text-properties fo:color="#000000" fo:font-size="11pt" style:font-size-asian="11pt" style:font-size-complex="11pt" style:text-underline-type="none"/>
    </style:style>
    <style:style style:name="P353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54" style:parent-style-name="Bekezdésalapbetűtípusa" style:family="text">
      <style:text-properties fo:color="#000000" fo:font-size="11pt" style:font-size-asian="11pt" style:font-size-complex="11pt"/>
    </style:style>
    <style:style style:name="T355" style:parent-style-name="Hiperhivatkozás" style:family="text">
      <style:text-properties fo:color="#000000" fo:font-size="11pt" style:font-size-asian="11pt" style:font-size-complex="11pt" style:text-underline-type="none"/>
    </style:style>
    <style:style style:name="T356" style:parent-style-name="Bekezdésalapbetűtípusa" style:family="text">
      <style:text-properties fo:color="#000000" fo:font-size="11pt" style:font-size-asian="11pt" style:font-size-complex="11pt"/>
    </style:style>
    <style:style style:name="T357" style:parent-style-name="Bekezdésalapbetűtípusa" style:family="text">
      <style:text-properties fo:color="#000000" fo:font-size="11pt" style:font-size-asian="11pt" style:font-size-complex="11pt"/>
    </style:style>
    <style:style style:name="T358" style:parent-style-name="Hiperhivatkozás" style:family="text">
      <style:text-properties fo:color="#000000" fo:font-size="11pt" style:font-size-asian="11pt" style:font-size-complex="11pt" style:text-underline-type="none"/>
    </style:style>
    <style:style style:name="T359" style:parent-style-name="Bekezdésalapbetűtípusa" style:family="text">
      <style:text-properties fo:color="#000000" fo:font-size="11pt" style:font-size-asian="11pt" style:font-size-complex="11pt"/>
    </style:style>
    <style:style style:name="P360" style:parent-style-name="Címsor3" style:family="paragraph">
      <style:paragraph-properties fo:margin-top="0.05in" fo:margin-bottom="0in" fo:text-indent="0.4916in" fo:background-color="#FFFFFF"/>
    </style:style>
    <style:style style:name="T361" style:parent-style-name="Hiperhivatkozás" style:family="text">
      <style:text-properties fo:color="#000000" fo:font-size="11pt" style:font-size-asian="11pt" style:font-size-complex="11pt" style:text-underline-type="none"/>
    </style:style>
    <style:style style:name="P362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63" style:parent-style-name="Címsor3" style:family="paragraph">
      <style:paragraph-properties fo:margin-top="0.05in" fo:margin-bottom="0in" fo:text-indent="0.4916in" fo:background-color="#FFFFFF"/>
    </style:style>
    <style:style style:name="T36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65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66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67" style:parent-style-name="Normál" style:family="paragraph">
      <style:paragraph-properties fo:margin-bottom="0in"/>
    </style:style>
    <style:style style:name="T36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69" style:parent-style-name="Bekezdésalapbetűtípusa" style:family="text">
      <style:text-properties style:font-name="Times New Roman" fo:color="#202122" fo:background-color="#FFFFFF"/>
    </style:style>
    <style:style style:name="P370" style:parent-style-name="Normál" style:family="paragraph">
      <style:paragraph-properties fo:margin-left="0.4916in">
        <style:tab-stops/>
      </style:paragraph-properties>
      <style:text-properties style:font-name="Times New Roman" fo:color="#202122" fo:background-color="#FFFFFF"/>
    </style:style>
    <style:style style:name="P371" style:parent-style-name="Normál" style:family="paragraph">
      <style:text-properties style:font-name="Times New Roman" fo:color="#202122" fo:background-color="#FFFFFF"/>
    </style:style>
    <style:style style:name="P372" style:parent-style-name="Normál" style:family="paragraph">
      <style:paragraph-properties fo:margin-bottom="0in"/>
    </style:style>
    <style:style style:name="T37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74" style:parent-style-name="Bekezdésalapbetűtípusa" style:family="text">
      <style:text-properties style:font-name="Times New Roman" fo:color="#202122" fo:background-color="#FFFFFF"/>
    </style:style>
    <style:style style:name="T375" style:parent-style-name="Bekezdésalapbetűtípusa" style:family="text">
      <style:text-properties style:font-name="Times New Roman" fo:color="#202122" fo:background-color="#FFFFFF"/>
    </style:style>
    <style:style style:name="P376" style:parent-style-name="Normál" style:family="paragraph">
      <style:paragraph-properties fo:text-indent="0.4916in"/>
    </style:style>
    <style:style style:name="T377" style:parent-style-name="Bekezdésalapbetűtípusa" style:family="text">
      <style:text-properties style:font-name="Times New Roman" fo:color="#202122" fo:background-color="#FFFFFF"/>
    </style:style>
    <style:style style:name="P378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79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0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1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2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3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4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5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6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7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8" style:parent-style-name="Normál" style:family="paragraph">
      <style:paragraph-properties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89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90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91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T39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93" style:parent-style-name="Bekezdésalapbetűtípusa" style:family="text">
      <style:text-properties style:font-name="Times New Roman" fo:color="#000000"/>
    </style:style>
    <style:style style:name="P394" style:parent-style-name="Normál" style:family="paragraph">
      <style:text-properties style:font-name="Times New Roman" fo:color="#202122" fo:background-color="#FFFFFF"/>
    </style:style>
    <style:style style:name="T395" style:parent-style-name="StrongEmphasis" style:family="text">
      <style:text-properties style:font-name="Times New Roman" fo:font-style="italic" style:font-style-asian="italic" style:font-style-complex="italic"/>
    </style:style>
    <style:style style:name="T396" style:parent-style-name="StrongEmphasis" style:family="text">
      <style:text-properties style:font-name="Times New Roman" fo:font-weight="normal" style:font-weight-asian="normal" style:font-weight-complex="normal"/>
    </style:style>
    <style:style style:name="T397" style:parent-style-name="StrongEmphasis" style:family="text">
      <style:text-properties style:font-name="Times New Roman" fo:font-style="italic" style:font-style-asian="italic" style:font-style-complex="italic"/>
    </style:style>
    <style:style style:name="T398" style:parent-style-name="StrongEmphasis" style:family="text">
      <style:text-properties style:font-name="Times New Roman" fo:font-weight="normal" style:font-weight-asian="normal" style:font-weight-complex="normal"/>
    </style:style>
    <style:style style:name="P399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0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1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2" style:parent-style-name="Normál" style:family="paragraph"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3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0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3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1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2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2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2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3" style:parent-style-name="Normál" style:family="paragraph">
      <style:paragraph-properties fo:margin-bottom="0in"/>
    </style:style>
    <style:style style:name="T42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5" style:parent-style-name="Bekezdésalapbetűtípusa" style:family="text">
      <style:text-properties style:font-name="Times New Roman"/>
    </style:style>
    <style:style style:name="P426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27" style:parent-style-name="Normál" style:family="paragraph">
      <style:paragraph-properties fo:margin-bottom="0in"/>
    </style:style>
    <style:style style:name="T42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30" style:parent-style-name="Bekezdésalapbetűtípusa" style:family="text">
      <style:text-properties style:font-name="Times New Roman"/>
    </style:style>
    <style:style style:name="P431" style:parent-style-name="Normál" style:family="paragraph">
      <style:paragraph-properties fo:margin-bottom="0in"/>
      <style:text-properties style:font-name="Times New Roman"/>
    </style:style>
    <style:style style:name="P432" style:parent-style-name="Normál" style:family="paragraph">
      <style:paragraph-properties fo:margin-bottom="0in"/>
      <style:text-properties style:font-name="Times New Roman"/>
    </style:style>
    <style:style style:name="P433" style:parent-style-name="Normál" style:family="paragraph">
      <style:paragraph-properties fo:margin-bottom="0in"/>
    </style:style>
    <style:style style:name="T43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35" style:parent-style-name="Bekezdésalapbetűtípusa" style:family="text">
      <style:text-properties style:font-name="Times New Roman"/>
    </style:style>
    <style:style style:name="P436" style:parent-style-name="Normál" style:family="paragraph">
      <style:paragraph-properties fo:margin-bottom="0in"/>
      <style:text-properties style:font-name="Times New Roman"/>
    </style:style>
    <style:style style:name="P437" style:parent-style-name="Normál" style:family="paragraph">
      <style:paragraph-properties fo:margin-bottom="0in"/>
      <style:text-properties style:font-name="Times New Roman"/>
    </style:style>
    <style:style style:name="P438" style:parent-style-name="Normál" style:family="paragraph">
      <style:paragraph-properties fo:margin-bottom="0in"/>
    </style:style>
    <style:style style:name="T43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40" style:parent-style-name="Bekezdésalapbetűtípusa" style:family="text">
      <style:text-properties style:font-name="Times New Roman"/>
    </style:style>
    <style:style style:name="P441" style:parent-style-name="Normál" style:family="paragraph">
      <style:paragraph-properties fo:margin-bottom="0in"/>
      <style:text-properties style:font-name="Times New Roman"/>
    </style:style>
    <style:style style:name="P442" style:parent-style-name="Normál" style:family="paragraph">
      <style:paragraph-properties fo:margin-bottom="0in"/>
      <style:text-properties style:font-name="Times New Roman"/>
    </style:style>
    <style:style style:name="P443" style:parent-style-name="Normál" style:family="paragraph">
      <style:paragraph-properties fo:margin-bottom="0in"/>
    </style:style>
    <style:style style:name="T44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45" style:parent-style-name="Bekezdésalapbetűtípusa" style:family="text">
      <style:text-properties style:font-name="Times New Roman"/>
    </style:style>
    <style:style style:name="P446" style:parent-style-name="Normál" style:family="paragraph">
      <style:paragraph-properties fo:margin-bottom="0in"/>
      <style:text-properties style:font-name="Times New Roman"/>
    </style:style>
    <style:style style:name="P447" style:parent-style-name="Normál" style:family="paragraph">
      <style:paragraph-properties fo:margin-bottom="0in"/>
    </style:style>
    <style:style style:name="T44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49" style:parent-style-name="Bekezdésalapbetűtípusa" style:family="text">
      <style:text-properties style:font-name="Times New Roman"/>
    </style:style>
    <style:style style:name="T450" style:parent-style-name="Bekezdésalapbetűtípusa" style:family="text">
      <style:text-properties style:font-name="Times New Roman"/>
    </style:style>
    <style:style style:name="P451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52" style:parent-style-name="Normál" style:family="paragraph">
      <style:paragraph-properties fo:margin-bottom="0in"/>
    </style:style>
    <style:style style:name="T45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54" style:parent-style-name="Bekezdésalapbetűtípusa" style:family="text">
      <style:text-properties style:font-name="Times New Roman"/>
    </style:style>
    <style:style style:name="P455" style:parent-style-name="Normál" style:family="paragraph">
      <style:paragraph-properties fo:margin-bottom="0in"/>
    </style:style>
    <style:style style:name="T456" style:parent-style-name="Bekezdésalapbetűtípusa" style:family="text">
      <style:text-properties style:font-name="Times New Roman"/>
    </style:style>
    <style:style style:name="P45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58" style:parent-style-name="Normál" style:family="paragraph">
      <style:paragraph-properties fo:margin-bottom="0in"/>
    </style:style>
    <style:style style:name="T45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60" style:parent-style-name="Bekezdésalapbetűtípusa" style:family="text">
      <style:text-properties style:font-name="Times New Roman"/>
    </style:style>
    <style:style style:name="P461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62" style:parent-style-name="Normál" style:family="paragraph">
      <style:paragraph-properties fo:margin-bottom="0in"/>
    </style:style>
    <style:style style:name="T46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64" style:parent-style-name="Bekezdésalapbetűtípusa" style:family="text">
      <style:text-properties style:font-name="Times New Roman"/>
    </style:style>
    <style:style style:name="P465" style:parent-style-name="Normál" style:family="paragraph">
      <style:paragraph-properties fo:margin-bottom="0in"/>
    </style:style>
    <style:style style:name="T466" style:parent-style-name="Bekezdésalapbetűtípusa" style:family="text">
      <style:text-properties style:font-name="Times New Roman"/>
    </style:style>
    <style:style style:name="P46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68" style:parent-style-name="Normál" style:family="paragraph">
      <style:paragraph-properties fo:margin-bottom="0in"/>
    </style:style>
    <style:style style:name="T46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70" style:parent-style-name="Bekezdésalapbetűtípusa" style:family="text">
      <style:text-properties style:font-name="Times New Roman"/>
    </style:style>
    <style:style style:name="P471" style:parent-style-name="Normál" style:family="paragraph">
      <style:paragraph-properties fo:margin-bottom="0in"/>
      <style:text-properties style:font-name="Times New Roman"/>
    </style:style>
    <style:style style:name="P472" style:parent-style-name="Normál" style:family="paragraph">
      <style:paragraph-properties fo:margin-bottom="0in"/>
    </style:style>
    <style:style style:name="T47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74" style:parent-style-name="Bekezdésalapbetűtípusa" style:family="text">
      <style:text-properties style:font-name="Times New Roman" fo:color="#202122" fo:background-color="#FFFFFF"/>
    </style:style>
    <style:style style:name="T475" style:parent-style-name="Bekezdésalapbetűtípusa" style:family="text">
      <style:text-properties style:font-name="Times New Roman" fo:color="#202122" fo:background-color="#FFFFFF"/>
    </style:style>
    <style:style style:name="P476" style:parent-style-name="Normál" style:family="paragraph">
      <style:text-properties style:font-name="Times New Roman"/>
    </style:style>
    <style:style style:name="P47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5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<text:s/></text:span><text:span text:style-name="T16">bőrébe bújva egy adott szerepet játszol el, 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<text:s/>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><text:span text:style-name="T33">-AI:</text:span><text:span text:style-name="T34"><text:s/></text:span><text:span text:style-name="T35">Másnéven Mesterségen Intelligencia:<text:s/></text:span><text:span text:style-name="T36">E</text:span><text:span text:style-name="T37">gy gép, </text:span><text:a office:title="Program (informatika)" xlink:href="https://hu.wikipedia.org/wiki/Program_(informatika)" office:target-frame-name="_top" xlink:show="replace"><text:span text:style-name="T38">program</text:span></text:a><text:span text:style-name="T39"> vagy mesterségesen<text:s/></text:span></text:p>
      <text:p text:style-name="P40"><text:span text:style-name="T41">létrehozott </text:span><text:a office:title="Tudat" xlink:href="https://hu.wikipedia.org/wiki/Tudat" office:target-frame-name="_top" xlink:show="replace"><text:span text:style-name="T42">tudat</text:span></text:a><text:span text:style-name="T43"> által megnyilvánuló </text:span><text:a office:title="Intelligencia" xlink:href="https://hu.wikipedia.org/wiki/Intelligencia" office:target-frame-name="_top" xlink:show="replace"><text:span text:style-name="T44">intelligenciát</text:span></text:a><text:span text:style-name="T45"> nevezzük. A fogalmat legtöbbször</text:span></text:p>
      <text:p text:style-name="P46"><text:span text:style-name="T47">a </text:span><text:a office:title="Számítógép" xlink:href="https://hu.wikipedia.org/wiki/Sz%C3%A1m%C3%ADt%C3%B3g%C3%A9p" office:target-frame-name="_top" xlink:show="replace"><text:span text:style-name="T48">számítógépekkel</text:span></text:a><text:span text:style-name="T49"> társítjuk</text:span><text:span text:style-name="T50">. Játékunkban a gép álltal kezelt NPC-k és Ubimonok AI álltal</text:span></text:p>
      <text:p text:style-name="P51"><text:span text:style-name="T52">vannak kontrollálva.</text:span></text:p>
      <text:p text:style-name="P53"/>
      <text:p text:style-name="P54"/>
      <text:p text:style-name="P55"><text:span text:style-name="T56">2.3 Az elkészült termék helye:</text:span></text:p>
      <text:p text:style-name="Standard"><text:span text:style-name="T57">- exklúziv („Nem<text:s/></text:span><text:span text:style-name="T58">konzol exklúziv”):<text:s/></text:span><text:span text:style-name="T59">Csak egy adott platformon (PC, PS, Nintendo) elérhető alkotás</text:span></text:p>
      <text:p text:style-name="Standard"><text:span text:style-name="T60"><text:tab/>A mi játékunk nem fog rendelkezni ezzel a lehetőséggel.</text:span></text:p>
      <text:p text:style-name="P61"/>
      <text:p text:style-name="P62"/>
      <text:p text:style-name="Textbody"><text:span text:style-name="T63">4.1 A termék kapcsolatai:</text:span></text:p>
      <text:p text:style-name="P64"><text:span text:style-name="T65">-RGB slider:</text:span><text:span text:style-name="T66"><text:s/>Másnéven RGB (Red, Green, Blue) színskála: Egy olyan skála, amelyen<text:s/></text:span></text:p>
      <text:p text:style-name="P67">a piros<text:s/>zöld kék színek minden árnyalatát kiválaszthatod ezáltal egyedi szín<text:s/></text:p>
      <text:p text:style-name="P68">összeállításban hozhatsz létre különböző dolgokat.</text:p>
      <text:p text:style-name="P69"/>
      <text:p text:style-name="P70"><text:span text:style-name="T71">-HP (Health Point):<text:s/></text:span><text:span text:style-name="T72">Másnéven Élet pont: A játékban a szörnyed élet pontját jelző piros színű</text:span></text:p>
      <text:p text:style-name="P73"><text:span text:style-name="T74">csík<text:s/></text:span><text:span text:style-name="T75"><text:s text:c="32"/></text:span></text:p>
      <text:p text:style-name="P76"/>
      <text:p text:style-name="P77"><text:span text:style-name="T78">-</text:span><text:span text:style-name="T79">Attack damage, defense, Special attack damage, Special defense, Speed:</text:span></text:p>
      <text:p text:style-name="P80"><text:span text:style-name="T81">Másnéven támadó érték, védekezés, Spec.támadó</text:span><text:span text:style-name="T82"><text:s/></text:span><text:span text:style-name="T83">érték, Spec.védekezés, sebesség: A szörnyekkel kapcsolatos értékek melyet a rendszer</text:span><text:span text:style-name="T84"><text:s/></text:span><text:span text:style-name="T85">eltárol minden ször</text:span><text:span text:style-name="T86">nyről.</text:span></text:p>
      <text:p text:style-name="P87"/>
      <text:p text:style-name="P88"><text:span text:style-name="T89">-</text:span><text:span text:style-name="T90">Event (In-game event):</text:span><text:span text:style-name="T91"><text:s/></text:span><text:span text:style-name="T92">Másnéven Esemény: A játékban történő különleges események</text:span></text:p>
      <text:soft-page-break/>
      <text:p text:style-name="P93">megnevezése.</text:p>
      <text:p text:style-name="P94"/>
      <text:p text:style-name="P95"><text:span text:style-name="T96">-Tile:</text:span><text:span text:style-name="T97"><text:s/></text:span><text:span text:style-name="T98">A játékban az a terület melyen az NPC-k haladnak. Képzelj el egy előre megadott kockát, amin</text:span></text:p>
      <text:p text:style-name="P99"><text:span text:style-name="T100">belül négyzetre osztjuk a területet és ezekre a<text:s/></text:span><text:span text:style-name="T101">négyzetekre hivatkozva mozgatjuk a karaktert.</text:span></text:p>
      <text:p text:style-name="P102"><text:tab/><text:tab/><text:tab/></text:p>
      <text:p text:style-name="P103"><text:span text:style-name="T104">-Spawn/Despawn:</text:span><text:span text:style-name="T105"><text:s/></text:span><text:span text:style-name="T106">Másnéven megjelenés/eltűnés: A játékban adott NPC-k előre beállított</text:span></text:p>
      <text:p text:style-name="P107"><text:span text:style-name="T108"><text:tab/>megjelenését és eltűnését jelenti.</text:span></text:p>
      <text:p text:style-name="P109"><text:s/></text:p>
      <text:p text:style-name="P110"><text:span text:style-name="T111">-</text:span><text:span text:style-name="T112">UI:</text:span><text:span text:style-name="T113"><text:s/></text:span><text:span text:style-name="T114">Másnéven felhasználói felület: A játék ezen keresztül kommunikál a<text:s/></text:span><text:span text:style-name="T115">játékossal a felhasználó</text:span></text:p>
      <text:p text:style-name="P116"><text:span text:style-name="T117"><text:tab/></text:span><text:span text:style-name="T118">ezen keresztül irányíthatja és adhatja ki a parancsokat és utasításait a programnak.</text:span></text:p>
      <text:p text:style-name="P119"><text:tab/></text:p>
      <text:p text:style-name="P120"><text:span text:style-name="T121">-Turn based:<text:s/></text:span><text:span text:style-name="T122">Másnéven körökre osztott: A játék harcrendszerének típusát írja le, azaz egy körökre</text:span></text:p>
      <text:p text:style-name="P123">osztott stratégia harcrendszert valósít meg.</text:p>
      <text:p text:style-name="P124"/>
      <text:p text:style-name="P125"><text:span text:style-name="T126">-Co-op:<text:s/></text:span><text:span text:style-name="T127">A játékban a többjátékos mód lehetősége.</text:span></text:p>
      <text:p text:style-name="P128"/>
      <text:p text:style-name="P129"><text:span text:style-name="T130">-Input:<text:s/></text:span><text:span text:style-name="T131">A billentyűzetről vagy egérről beolvasott jelet Inputnak másnéven bevitelnek nevezzük.</text:span></text:p>
      <text:p text:style-name="P132"><text:span text:style-name="T133">A játékot ezekre a bevitelekre reagálva irányítjuk majd.</text:span></text:p>
      <text:p text:style-name="P134"/>
      <text:p text:style-name="P135"/>
      <text:p text:style-name="P136"><text:span text:style-name="T137">5.3 Egyéb szolgáltatások:</text:span></text:p>
      <text:p text:style-name="P138"><text:span text:style-name="T139">-</text:span><text:span text:style-name="T140">Steam Cloud:<text:s/></text:span><text:span text:style-name="T141">A<text:s/></text:span><text:span text:style-name="T142">Steam felhő alapú tárolója melyben a játék adatai fognak eltárolódni.</text:span></text:p>
      <text:p text:style-name="P143"/>
      <text:p text:style-name="P144"/>
      <text:p text:style-name="P145">6.3 Egyéb korlátozások:</text:p>
      <text:p text:style-name="P146"><text:span text:style-name="T147">-Offline:<text:s/></text:span><text:span text:style-name="T148">Internet csatlakozás nélküli elérhetőség. A játék internet csatlakozás nélkül is játszható.</text:span></text:p>
      <text:p text:style-name="P149"/>
      <text:p text:style-name="P150"/>
      <text:p text:style-name="P151">7. Minőségi elvárások:</text:p>
      <text:p text:style-name="P152"><text:span text:style-name="T153">-Bug:</text:span><text:span text:style-name="T154"><text:s/></text:span><text:span text:style-name="T155">A játékban<text:s/></text:span><text:span text:style-name="T156">előforduló, elkészítés és kiadás után felmerülő apróbb problémák.</text:span></text:p>
      <text:p text:style-name="P157">A fejesztők figyelmét elkerülő hibák, amely a tesztelés és a huzamosabb ideig tartó</text:p>
      <text:p text:style-name="P158">használat során derül ki.</text:p>
      <text:p text:style-name="P159"/>
      <text:p text:style-name="P160"/>
      <text:p text:style-name="P161"><text:span text:style-name="T162">9 Korlátozások:</text:span></text:p>
      <text:p text:style-name="P163"><text:span text:style-name="T164">- DDOS támadás:</text:span><text:span text:style-name="T165"><text:s/>Olyan rendszer ellen irányuló<text:s/></text:span><text:span text:style-name="T166">terheléses támadás melynek célja a szolgáltatás</text:span></text:p>
      <text:p text:style-name="P167"><text:span text:style-name="T168">elérhetetlenségének teljesítése.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H3_SRS</text:p>
      <text:p text:style-name="P182"/>
      <text:p text:style-name="P183">2.Áttekintés</text:p>
      <text:p text:style-name="P184"><text:span text:style-name="T185">-Single/Multiplayer:</text:span><text:span text:style-name="T186"><text:s/>Egyjátékos és többjátékos mód a programban. Az egyjátékos mód offline<text:s/></text:span></text:p>
      <text:p text:style-name="P187"><text:tab/>internet kapcsolatot nem igénylő egyedül kijátszható játékmód még a többjátékos mód Online</text:p>
      <text:p text:style-name="P188"><text:tab/>internet kapcsolatot igénylő más játékosok ellen játszható játékmód</text:p>
      <text:p text:style-name="P189"/>
      <text:p text:style-name="P190">5.Megbízhatóság</text:p>
      <text:p text:style-name="P191"><text:span text:style-name="T192">-MTBF:<text:s/></text:span><text:span text:style-name="T193">Egy </text:span><text:a office:title="Statisztika" xlink:href="https://hu.wikipedia.org/wiki/Statisztika" office:target-frame-name="_top" xlink:show="replace"><text:span text:style-name="T194">statisztikai</text:span></text:a><text:span text:style-name="T195"> </text:span><text:span text:style-name="T196">alapú </text:span><text:a office:title="Minőség" xlink:href="https://hu.wikipedia.org/wiki/Minőség" office:target-frame-name="_top" xlink:show="replace"><text:span text:style-name="T197">minőségi</text:span></text:a><text:span text:style-name="T198"> paraméter. Az elnevezés az angol nyelvű „Mean time</text:span></text:p>
      <text:p text:style-name="P199"><text:s/><text:tab/>between failures” kifejezés rövidítésből származik, mely a meghibásodások közt átlagosan</text:p>
      <text:p text:style-name="P200"><text:span text:style-name="T201"><text:s/></text:span><text:span text:style-name="T202"><text:tab/>eltelt időt jelenti.</text:span></text:p>
      <text:p text:style-name="P203"/>
      <text:p text:style-name="P204"><text:span text:style-name="T205">-MTTR:</text:span><text:span text:style-name="T206"><text:s/>Egy </text:span><text:a office:title="Statisztika" xlink:href="https://hu.wikipedia.org/wiki/Statisztika" office:target-frame-name="_top" xlink:show="replace"><text:span text:style-name="T207">statisztikai</text:span></text:a><text:span text:style-name="T208"> alapú </text:span><text:a office:title="Minőség" xlink:href="https://hu.wikipedia.org/wiki/Minőség" office:target-frame-name="_top" xlink:show="replace"><text:span text:style-name="T209">mi</text:span><text:span text:style-name="T210">nőségi</text:span></text:a><text:span text:style-name="T211"> paraméter. Az elnevezés az angol nyelvű</text:span></text:p>
      <text:p text:style-name="P212"><text:span text:style-name="T213"> </text:span><text:span text:style-name="T214"><text:tab/></text:span><text:span text:style-name="T215">M</text:span><text:span text:style-name="T216">ean </text:span><text:span text:style-name="T217">T</text:span><text:span text:style-name="T218">ime </text:span><text:span text:style-name="T219">T</text:span><text:span text:style-name="T220">o </text:span><text:span text:style-name="T221">R</text:span><text:span text:style-name="T222">epair kifejezés rövidítésből származik, mely azt mutatja meg, hogy a<text:s/></text:span></text:p>
      <text:p text:style-name="P223">meghibásodott egység a meghibásodást követően mennyi idő múlva helyezhető ismét üzembe.</text:p>
      <text:p text:style-name="P224"/>
      <text:p text:style-name="P225"/>
      <text:p text:style-name="P226">6.Teljesítmény</text:p>
      <text:p text:style-name="P227"><text:span text:style-name="T228">-</text:span><text:span text:style-name="T229">ms:<text:s/></text:span><text:span text:style-name="T230">Többjátékos módban a szerver gép és a felhasználó eszköze közötti válaszidő mértékegysége</text:span></text:p>
      <text:p text:style-name="P231"><text:tab/>(Milliszekundum)</text:p>
      <text:p text:style-name="P232"/>
      <text:p text:style-name="P233"><text:span text:style-name="T234">-</text:span><text:span text:style-name="T235">TPS:<text:s/></text:span><text:span text:style-name="T236">A tranzakció feldolgozás egyik módja. A tranzakció feldolgozó rendszer olyan szoftverrendszer</text:span></text:p>
      <text:p text:style-name="P237"><text:tab/>vagy szoftver/hardver kombináció, amely támogatja a tranzakció feldolgozást.</text:p>
      <text:p text:style-name="P238"/>
      <text:p text:style-name="P239"><text:span text:style-name="T240">-</text:span><text:span text:style-name="T241">Users (Threads):<text:s/></text:span><text:span text:style-name="T242">Felhasználók, akik kapcsolódnak a szerverhez egy vagy több szálon.</text:span></text:p>
      <text:p text:style-name="P243"/>
      <text:p text:style-name="P244"><text:span text:style-name="T245">-End to End Response Time:<text:s/></text:span><text:span text:style-name="T246">Az az időszak, ami eltelik a felhasználó által lenyomott gomb</text:span></text:p>
      <text:p text:style-name="P247"><text:tab/>és a terminál válasz ideje között.</text:p>
      <text:p text:style-name="P248"/>
      <text:p text:style-name="P249"><text:span text:style-name="T250">-Pacing:<text:s/></text:span><text:span text:style-name="T251">Az<text:s/></text:span><text:span text:style-name="T252">információk áramlását szabályozza a hálózaton belül, hogy elkerüljük a torlódást</text:span></text:p>
      <text:p text:style-name="P253"/>
      <text:p text:style-name="P254"><text:span text:style-name="T255">-Total Think Time:<text:s/></text:span><text:span text:style-name="T256">Az eltelt idő egy kérés teljesítése és a következő kérés teljesítésének kezdése közt</text:span></text:p>
      <text:p text:style-name="P257"/>
      <text:p text:style-name="P258"><text:span text:style-name="T259">-CPU:</text:span><text:span text:style-name="T260"><text:s/>Az angol „Central Processing Unit” szóból származik a<text:s/></text:span><text:span text:style-name="T261">rövidítés magyarul Processzornak<text:s/></text:span></text:p>
      <text:p text:style-name="P262"><text:span text:style-name="T263"><text:tab/>hívjuk. A </text:span><text:a office:title="Számítógép" xlink:href="https://hu.wikipedia.org/wiki/Számítógép" office:target-frame-name="_top" xlink:show="replace"><text:span text:style-name="T264">számítógép</text:span></text:a><text:span text:style-name="T265"> „agya”, azon egysége, amely az utasítások értelmezését és</text:span></text:p>
      <text:p text:style-name="P266">végrehajtását vezérli,</text:p>
      <text:p text:style-name="P267"/>
      <text:p text:style-name="P268"><text:span text:style-name="T269">-RAM:<text:s/></text:span><text:span text:style-name="T270">Az angol „Random Access Memory” szóból</text:span><text:span text:style-name="T271"><text:s/>származik a rövidítés magyarul Memóriának<text:s/></text:span></text:p>
      <text:p text:style-name="P272"><text:span text:style-name="T273">nevezzük. Egy </text:span><text:a office:title="Véletlen elérés" xlink:href="https://hu.wikipedia.org/wiki/Véletlen_elérés" office:target-frame-name="_top" xlink:show="replace"><text:span text:style-name="T274">véletlen elérésű</text:span></text:a><text:span text:style-name="T275"> írható–olvasható adattároló eszköz</text:span><text:span text:style-name="T276">.<text:s/></text:span><text:span text:style-name="T277">Amely a programok<text:s/></text:span><text:span text:style-name="T278">utasításait, adatait, a </text:span><text:a office:title="CPU" xlink:href="https://hu.wikipedia.org/wiki/CPU" office:target-frame-name="_top" xlink:show="replace"><text:span text:style-name="T279">CPU</text:span></text:a><text:span text:style-name="T280"> munkájának eredményeit tárolja.</text:span><text:span text:style-name="T281"><text:tab/></text:span></text:p>
      <text:p text:style-name="P282"/>
      <text:p text:style-name="P283"><text:span text:style-name="T284">-TB:<text:s/></text:span><text:span text:style-name="T285">Informatikában használatos mértékegység „Terabájt”. A tárhelyünk méretének nagyságát jelzi</text:span></text:p>
      <text:p text:style-name="P286"><text:span text:style-name="T287"><text:tab/>(1TB = 1000GB)</text:span></text:p>
      <text:p text:style-name="P288"/>
      <text:p text:style-name="P289"><text:span text:style-name="T290">-SSD:<text:s/></text:span><text:span text:style-name="T291">A merevlemezek egyik fajtája</text:span><text:span text:style-name="T292">.</text:span><text:span text:style-name="T293"><text:s/></text:span><text:span text:style-name="T294">A mozgó<text:s/></text:span><text:span text:style-name="T295">alkatrészek hiánya miatt kevésbé sérülékeny, mint a</text:span></text:p>
      <text:p text:style-name="P296">hagyományos merevlemez, hangtalan, kevés hőt termel, nincsenek a mechanikából adódó</text:p>
      <text:p text:style-name="P297"><text:span text:style-name="T298">késleltetések, az </text:span><text:a office:title="Adathozzáférés" xlink:href="https://hu.wikipedia.org/wiki/Adathozzáférés" office:target-frame-name="_top" xlink:show="replace"><text:span text:style-name="T299">adathozzáférés</text:span></text:a><text:span text:style-name="T300"> egyen</text:span><text:span text:style-name="T301">letesen gyors. Gyorsabb, mint a HDD.</text:span></text:p>
      <text:p text:style-name="P302"/>
      <text:p text:style-name="P303"><text:span text:style-name="T304">-HDD:<text:s/></text:span><text:span text:style-name="T305">A merevlemezek egyik fajtája.<text:s/></text:span><text:span text:style-name="T306"> </text:span><text:span text:style-name="T307">Az adatokat </text:span><text:a office:title="Kettes számrendszer" xlink:href="https://hu.wikipedia.org/wiki/Kettes_számrendszer" office:target-frame-name="_top" xlink:show="replace"><text:span text:style-name="T308">kettes számrendszerben</text:span></text:a><text:span text:style-name="T309">, mágnesezhető réteggel</text:span></text:p>
      <text:soft-page-break/>
      <text:p text:style-name="P310">bevont, forgó lemezeken tárolja. Lényegesen lassabb, mint egy SSD. Manapság inkább</text:p>
      <text:p text:style-name="P311">adattárolásra használják</text:p>
      <text:p text:style-name="P312"/>
      <text:p text:style-name="P313"><text:span text:style-name="T314">-OS:<text:s/></text:span><text:span text:style-name="T315">Az ang</text:span><text:span text:style-name="T316">ol „Operation System” szóból származik a rövidítés magyarul Operációs rendszer.</text:span></text:p>
      <text:p text:style-name="P317"><text:span text:style-name="T318"><text:tab/></text:span><text:span text:style-name="T319">Közvetlenül kezeli a </text:span><text:a office:title="Hardver" xlink:href="https://hu.wikipedia.org/wiki/Hardver" office:target-frame-name="_top" xlink:show="replace"><text:span text:style-name="T320">hardvert</text:span></text:a><text:span text:style-name="T321">, és egy egységes környezetet biztosít a számítógépen</text:span></text:p>
      <text:p text:style-name="P322"><text:span text:style-name="T323">futtatandó </text:span><text:a office:title="Alkalmazás (számítástechnika)" xlink:href="https://hu.wikipedia.org/wiki/Alkalmazás_(számítástechnika)" office:target-frame-name="_top" xlink:show="replace"><text:span text:style-name="T324">alkalmazásoknak</text:span></text:a><text:span text:style-name="T325">.</text:span></text:p>
      <text:p text:style-name="P326"/>
      <text:p text:style-name="P327"/>
      <text:p text:style-name="P328">11.3 Software interfészek </text:p>
      <text:p text:style-name="P329"><text:span text:style-name="T330">-Java Runtime Environment</text:span><text:span text:style-name="T331">: Egy olyan szoftverréteg, amely a számítógép rendszerének a szoftverén</text:span></text:p>
      <text:p text:style-name="P332"><text:s/>fut, és<text:s/>biztosítja az osztálykönyvtárakat és egyéb erőforrásokat, amelyekre egy adott Java</text:p>
      <text:p text:style-name="P333"><text:s/>programnak szüksége van</text:p>
      <text:p text:style-name="P334"/>
      <text:p text:style-name="P335"><text:span text:style-name="T336">-</text:span><text:span text:style-name="T337">TCP/IP protokoll:<text:s/></text:span><text:span text:style-name="T338">Az </text:span><text:a office:title="Internet" xlink:href="https://hu.wikipedia.org/wiki/Internet" office:target-frame-name="_top" xlink:show="replace"><text:span text:style-name="T339">internetet</text:span></text:a><text:span text:style-name="T340"> felépítő protokollstruktúrát takarja.</text:span></text:p>
      <text:h text:style-name="P341" text:outline-level="3"><text:a office:title="Alkalmazási réteg" xlink:href="https://hu.wikipedia.org/wiki/Alkalmazási_réteg" office:target-frame-name="_top" xlink:show="replace"><text:span text:style-name="T342">Alkalmazási réteg</text:span></text:a></text:h>
      <text:p text:style-name="P343"><text:span text:style-name="T344">Az alkalmazási réteg a felhasználó által indított </text:span><text:a office:title="Program" xlink:href="https://hu.wikipedia.org/wiki/Program" office:target-frame-name="_top" xlink:show="replace"><text:span text:style-name="T345">program</text:span></text:a><text:span text:style-name="T346"> és a szállítási réteg között teremt kapcsolatot. Ha egy program </text:span><text:a office:title="Számítógép-hálózat" xlink:href="https://hu.wikipedia.org/wiki/Számítógép-hálózat" office:target-frame-name="_top" xlink:show="replace"><text:span text:style-name="T347">hálózaton</text:span></text:a><text:span text:style-name="T348"> keresztül </text:span><text:a office:title="Adat (számítástechnika)" xlink:href="https://hu.wikipedia.org/wiki/Adat_(számítástechnika)" office:target-frame-name="_top" xlink:show="replace"><text:span text:style-name="T349">adatot</text:span></text:a><text:span text:style-name="T350"> szeretne küldeni, az alkalmazási réteg tovább küldi azt a szállítási rétegnek.</text:span></text:p>
      <text:h text:style-name="P351" text:outline-level="3"><text:a office:title="Szállítási réteg" xlink:href="https://hu.wikipedia.org/wiki/Szállítási_réteg" office:target-frame-name="_top" xlink:show="replace"><text:span text:style-name="T352">Szállítási réteg</text:span></text:a></text:h>
      <text:p text:style-name="P353"><text:span text:style-name="T354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55">TCP</text:span></text:a><text:span text:style-name="T356"> </text:span><text:span text:style-name="T357">vagy </text:span><text:a office:title="UDP" xlink:href="https://hu.wikipedia.org/wiki/UDP" office:target-frame-name="_top" xlink:show="replace"><text:span text:style-name="T358">UDP</text:span></text:a><text:span text:style-name="T359">) küldik az adatot.</text:span></text:p>
      <text:h text:style-name="P360" text:outline-level="3"><text:a office:title="Hálózati réteg" xlink:href="https://hu.wikipedia.org/wiki/Hálózati_réteg" office:target-frame-name="_top" xlink:show="replace"><text:span text:style-name="T361">Hálózati (Internet) réteg</text:span></text:a></text:h>
      <text:p text:style-name="P362">A szállítási rétegtől kapott header-adat pároshoz hozzáteszi<text:s/>a saját fejlécét, amely arról tartalmaz információt, hogy az adatot melyik végpont kapja majd meg.</text:p>
      <text:h text:style-name="P363" text:outline-level="3"><text:a office:title="Adatkapcsolati réteg" xlink:href="https://hu.wikipedia.org/wiki/Adatkapcsolati_réteg" office:target-frame-name="_top" xlink:show="replace"><text:span text:style-name="T364">Adatkapcsolati réteg</text:span></text:a></text:h>
      <text:p text:style-name="P365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<text:s/>adatot.</text:p>
      <text:p text:style-name="P366"/>
      <text:p text:style-name="P367"><text:span text:style-name="T368">-SteamworksAPI:</text:span><text:span text:style-name="T369"><text:s/>A Steam program egyik beépített rendszere melyen keresztül elérhetjük a</text:span></text:p>
      <text:p text:style-name="P370">Steamworks API által biztosított rendszereket. A játékunk esetében az azonosítást fogja kezelni</text:p>
      <text:p text:style-name="P371"><text:s text:c="3"/></text:p>
      <text:p text:style-name="P372"><text:span text:style-name="T373">-SteamID:</text:span><text:span text:style-name="T374"><text:s/>A SteamID egy egyedi azonosító a Steam<text:s/></text:span><text:span text:style-name="T375">programon belül melyet arra használnak, hogy<text:s/></text:span></text:p>
      <text:p text:style-name="P376"><text:span text:style-name="T377">azonosítsák a Steam fiókokat.</text:span></text:p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>Kézikönyv</text:p>
      <text:p text:style-name="P391"/>
      <text:p text:style-name="Normál"><text:span text:style-name="T392">-ISP <text:s/>(Internet Service Provider):<text:s/></text:span><text:span text:style-name="T393">Internet szolgáltató angol megfelelője</text:span></text:p>
      <text:p text:style-name="P394"/>
      <text:p text:style-name="Normál"><text:span text:style-name="T395">Linux:<text:s/></text:span><text:span text:style-name="T396">A Linux egy operációs rendszer .Játékunk ezen a platformon is elérhető lesz.</text:span></text:p>
      <text:p text:style-name="Normál"/>
      <text:p text:style-name="Normál"><text:span text:style-name="T397">MacOS:<text:s/></text:span><text:span text:style-name="T398">A MacOS az Apple saját fejlesztésű operációs rendszere amelyre játékunk is megjelenik</text:span></text:p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H4_Rendszertervezés</text:p>
      <text:p text:style-name="P421"/>
      <text:p text:style-name="P422">2. Felhasználói felület</text:p>
      <text:p text:style-name="P423"><text:span text:style-name="T424">-New Game:<text:s/></text:span><text:span text:style-name="T425">Másnéven: Új játék: A felhasználó erre a szövegre kattintva kezdhet új játékba.</text:span></text:p>
      <text:p text:style-name="P426"/>
      <text:p text:style-name="P427"><text:span text:style-name="T428">-Load<text:s/></text:span><text:span text:style-name="T429">Game:<text:s/></text:span><text:span text:style-name="T430">Másnéven: Játék betöltés: A felhasználó erre a szövegre kattintva elérheti a már</text:span></text:p>
      <text:p text:style-name="P431"><text:tab/>elmentett játékmenetét.</text:p>
      <text:p text:style-name="P432"/>
      <text:p text:style-name="P433"><text:span text:style-name="T434">-Multiplayer:</text:span><text:span text:style-name="T435"><text:s/>Másnéven többjátékos mód: A felhasználó erre a szövegre kattintva csatlakozhat</text:span></text:p>
      <text:p text:style-name="P436"><text:tab/>A játék többjátékos részlegéhez.</text:p>
      <text:p text:style-name="P437"/>
      <text:p text:style-name="P438"><text:span text:style-name="T439">-Options:</text:span><text:span text:style-name="T440"><text:s/>Másnéven beállítások: A felhasználó itt éri el a játékhoz kapcsolódó beállításokat</text:span></text:p>
      <text:p text:style-name="P441"><text:tab/>Lásd a lentebbi képen.</text:p>
      <text:p text:style-name="P442"/>
      <text:p text:style-name="P443"><text:span text:style-name="T444">-Quit:<text:s/></text:span><text:span text:style-name="T445">Másnéven kilépés: A felhasználó erre a szövegre kattintva kiléphet a programból.</text:span></text:p>
      <text:p text:style-name="P446"/>
      <text:p text:style-name="P447"><text:span text:style-name="T448">-Audio:<text:s/></text:span><text:span text:style-name="T449">Másnéven Hang: A felhasználó itt éri el a</text:span><text:span text:style-name="T450"><text:s/>játék hangbeállításait.</text:span></text:p>
      <text:p text:style-name="P451"/>
      <text:p text:style-name="P452"><text:span text:style-name="T453">-Graphics:<text:s/></text:span><text:span text:style-name="T454">Másnéven Grafika: A felhasználó itt fogja tudni a játékhoz kapcsolódó grafikai</text:span></text:p>
      <text:p text:style-name="P455"><text:span text:style-name="T456"><text:tab/>beállításokat elvégezni.</text:span></text:p>
      <text:p text:style-name="P457"/>
      <text:p text:style-name="P458"><text:span text:style-name="T459">-Controls:<text:s/></text:span><text:span text:style-name="T460">Másnéven irányítás: A felhasználó itt fogja tudni testre szabni a játék irányíthatóságát.</text:span></text:p>
      <text:p text:style-name="P461"/>
      <text:p text:style-name="P462"><text:span text:style-name="T463">-Gameplay:<text:s/></text:span><text:span text:style-name="T464">Másnéven játékmenet: A felhasználó itt fog tudni a játékmenettel kapcsolatos<text:s/></text:span></text:p>
      <text:p text:style-name="P465"><text:span text:style-name="T466"><text:tab/>beállításokat elvégezni.</text:span></text:p>
      <text:p text:style-name="P467"/>
      <text:p text:style-name="P468"><text:span text:style-name="T469">-Back:<text:s/></text:span><text:span text:style-name="T470">Másnéven vissza: A felhasználó erre a gombra kattintva vissza tud lépni a főmenübe.</text:span></text:p>
      <text:p text:style-name="P471"/>
      <text:p text:style-name="P472"><text:span text:style-name="T473">-Interface:<text:s/></text:span><text:span text:style-name="T474">Eszköz, vagy a számítógép és az azt használó em</text:span><text:span text:style-name="T475">ber érintkezési felülete. Az interfész olyan megoldásokat tételez fel, amelyeket mindkét fél ért.</text:span></text:p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1-08T15:27:00Z</meta:creation-date>
    <dc:date>2021-11-30T09:48:00Z</dc:date>
    <meta:template xlink:href="Normal" xlink:type="simple"/>
    <meta:editing-cycles>5</meta:editing-cycles>
    <meta:editing-duration>PT1980S</meta:editing-duration>
    <meta:document-statistic meta:page-count="7" meta:paragraph-count="22" meta:word-count="1408" meta:character-count="11109" meta:row-count="81" meta:non-whitespace-character-count="9723"/>
  </office:meta>
</office:document-meta>
</file>